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justify" style:justify-single-word="false"/>
      <style:text-properties fo:font-size="6pt" officeooo:rsid="001e60dc" officeooo:paragraph-rsid="001e60dc" style:font-size-asian="6pt" style:font-size-complex="6pt"/>
    </style:style>
    <style:style style:name="P2" style:family="paragraph" style:parent-style-name="Heading_20_1">
      <style:paragraph-properties fo:margin-top="0in" fo:margin-bottom="0in" loext:contextual-spacing="false" fo:text-align="justify" style:justify-single-word="false"/>
      <style:text-properties fo:color="#00a65d" fo:font-size="9pt" fo:font-weight="normal" style:font-size-asian="9pt" style:font-weight-asian="normal" style:font-size-complex="9pt" style:font-weight-complex="normal"/>
    </style:style>
    <style:style style:name="P3" style:family="paragraph" style:parent-style-name="Text_20_body" style:list-style-name="L3">
      <style:paragraph-properties fo:margin-top="0in" fo:margin-bottom="0.0181in" loext:contextual-spacing="false" fo:line-height="100%" fo:text-align="justify" style:justify-single-word="false"/>
      <style:text-properties fo:font-size="6pt" officeooo:rsid="001e60dc" officeooo:paragraph-rsid="001e60dc" style:font-size-asian="5.25pt" style:font-size-complex="6pt"/>
    </style:style>
    <style:style style:name="P4" style:family="paragraph" style:parent-style-name="Text_20_body" style:list-style-name="L3">
      <style:paragraph-properties fo:margin-top="0in" fo:margin-bottom="0.0181in" loext:contextual-spacing="false" fo:line-height="100%" fo:text-align="justify" style:justify-single-word="false"/>
      <style:text-properties fo:font-size="6pt" officeooo:rsid="0023812c" officeooo:paragraph-rsid="0023812c" style:font-size-asian="5.25pt" style:font-size-complex="6pt"/>
    </style:style>
    <style:style style:name="P5" style:family="paragraph" style:parent-style-name="Text_20_body" style:list-style-name="L8">
      <style:paragraph-properties fo:margin-top="0in" fo:margin-bottom="0.0181in" loext:contextual-spacing="false" fo:line-height="100%" fo:text-align="justify" style:justify-single-word="false"/>
      <style:text-properties fo:font-size="6pt" officeooo:rsid="0023812c" officeooo:paragraph-rsid="0023812c" style:font-size-asian="5.25pt" style:font-size-complex="6pt"/>
    </style:style>
    <style:style style:name="P6" style:family="paragraph" style:parent-style-name="Text_20_body" style:list-style-name="L9">
      <style:paragraph-properties fo:margin-top="0in" fo:margin-bottom="0.0181in" loext:contextual-spacing="false" fo:line-height="100%" fo:text-align="justify" style:justify-single-word="false"/>
      <style:text-properties fo:font-size="6pt" officeooo:rsid="0025697b" officeooo:paragraph-rsid="0025697b" style:font-size-asian="5.25pt" style:font-size-complex="6pt"/>
    </style:style>
    <style:style style:name="P7" style:family="paragraph" style:parent-style-name="Text_20_body">
      <style:paragraph-properties fo:margin-top="0in" fo:margin-bottom="0.0181in" loext:contextual-spacing="false" fo:line-height="100%" fo:text-align="justify" style:justify-single-word="false"/>
      <style:text-properties fo:color="#00a65d" fo:font-size="6pt" officeooo:rsid="0023812c" officeooo:paragraph-rsid="0023812c" style:font-size-asian="5.25pt" style:font-size-complex="6pt"/>
    </style:style>
    <style:style style:name="P8" style:family="paragraph" style:parent-style-name="Text_20_body">
      <style:paragraph-properties fo:margin-top="0in" fo:margin-bottom="0.0181in" loext:contextual-spacing="false" fo:line-height="100%" fo:text-align="justify" style:justify-single-word="false"/>
      <style:text-properties fo:color="#00a65d" fo:font-size="6pt" officeooo:rsid="0025697b" officeooo:paragraph-rsid="0025697b" style:font-size-asian="5.25pt" style:font-size-complex="6pt"/>
    </style:style>
    <style:style style:name="P9" style:family="paragraph" style:parent-style-name="Text_20_body">
      <style:paragraph-properties fo:margin-top="0in" fo:margin-bottom="0.0181in" loext:contextual-spacing="false" fo:line-height="100%" fo:text-align="justify" style:justify-single-word="false"/>
      <style:text-properties fo:color="#00a65d" fo:font-size="6pt" fo:font-style="italic" fo:font-weight="bold" officeooo:rsid="00275ad4" officeooo:paragraph-rsid="00275ad4" style:font-size-asian="5.25pt" style:font-style-asian="italic" style:font-weight-asian="bold" style:font-size-complex="6pt" style:font-style-complex="italic" style:font-weight-complex="bold"/>
    </style:style>
    <style:style style:name="P10" style:family="paragraph" style:parent-style-name="Text_20_body" style:list-style-name="L4">
      <style:paragraph-properties fo:margin-top="0in" fo:margin-bottom="0in" loext:contextual-spacing="false" fo:line-height="100%" fo:text-align="justify" style:justify-single-word="false"/>
      <style:text-properties fo:font-size="6pt" officeooo:rsid="001e60dc" officeooo:paragraph-rsid="001e60dc" style:font-size-asian="5.25pt" style:font-size-complex="6pt"/>
    </style:style>
    <style:style style:name="P11" style:family="paragraph" style:parent-style-name="Text_20_body" style:list-style-name="L3">
      <style:paragraph-properties fo:margin-top="0in" fo:margin-bottom="0in" loext:contextual-spacing="false" fo:line-height="100%" fo:text-align="justify" style:justify-single-word="false"/>
      <style:text-properties fo:font-size="6pt" officeooo:rsid="001e60dc" officeooo:paragraph-rsid="0023812c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loext:contextual-spacing="false" style:line-height-at-least="0in" fo:text-align="justify" style:justify-single-word="false"/>
      <style:text-properties fo:font-size="6pt" officeooo:rsid="001fef8c" officeooo:paragraph-rsid="001fef8c" style:font-size-asian="5.25pt" style:font-size-complex="6pt"/>
    </style:style>
    <style:style style:name="P13" style:family="paragraph" style:parent-style-name="Text_20_body" style:list-style-name="L4">
      <style:paragraph-properties fo:margin-top="0in" fo:margin-bottom="0in" loext:contextual-spacing="false" fo:line-height="100%" fo:text-align="justify" style:justify-single-word="false"/>
      <style:text-properties fo:font-size="6pt" officeooo:rsid="001fef8c" officeooo:paragraph-rsid="001fef8c" style:font-size-asian="5.25pt" style:font-size-complex="6pt"/>
    </style:style>
    <style:style style:name="P14" style:family="paragraph" style:parent-style-name="Text_20_body">
      <style:paragraph-properties fo:margin-top="0in" fo:margin-bottom="0in" loext:contextual-spacing="false" fo:line-height="100%"/>
      <style:text-properties fo:font-size="6pt" officeooo:rsid="0023812c" officeooo:paragraph-rsid="0023812c" style:font-size-asian="5.25pt" style:font-size-complex="6pt"/>
    </style:style>
    <style:style style:name="P15" style:family="paragraph" style:parent-style-name="Text_20_body" style:list-style-name="L3">
      <style:paragraph-properties fo:margin-top="0in" fo:margin-bottom="0in" loext:contextual-spacing="false" fo:line-height="100%" fo:text-align="justify" style:justify-single-word="false"/>
      <style:text-properties fo:font-size="6pt" officeooo:rsid="0023812c" officeooo:paragraph-rsid="0023812c" style:font-size-asian="5.25pt" style:font-size-complex="6pt"/>
    </style:style>
    <style:style style:name="P16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fo:color="#00a65d" fo:font-size="9pt" fo:font-weight="normal" officeooo:rsid="00275ad4" officeooo:paragraph-rsid="00275ad4" style:font-size-asian="9pt" style:font-weight-asian="normal" style:font-size-complex="9pt" style:font-weight-complex="normal"/>
    </style:style>
    <style:style style:name="P17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fo:color="#00a65d" fo:font-size="9pt" fo:font-weight="normal" officeooo:rsid="001e60dc" officeooo:paragraph-rsid="00275ad4" style:font-size-asian="9pt" style:font-weight-asian="normal" style:font-size-complex="9pt" style:font-weight-complex="normal"/>
    </style:style>
    <style:style style:name="P18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fo:color="#00a65d" officeooo:paragraph-rsid="0023812c"/>
    </style:style>
    <style:style style:name="P19" style:family="paragraph" style:parent-style-name="Title">
      <style:paragraph-properties fo:margin-top="0in" fo:margin-bottom="0in" loext:contextual-spacing="false" fo:text-align="justify" style:justify-single-word="false"/>
      <style:text-properties fo:color="#00a65d" fo:font-size="10pt" style:font-size-asian="10pt" style:font-size-complex="10pt"/>
    </style:style>
    <style:style style:name="T1" style:family="text">
      <style:text-properties fo:font-size="6pt" style:font-size-asian="5.25pt" style:font-size-complex="6pt"/>
    </style:style>
    <style:style style:name="T2" style:family="text">
      <style:text-properties fo:font-size="6pt" officeooo:rsid="0023812c" style:font-size-asian="5.25pt" style:font-size-complex="6pt"/>
    </style:style>
    <style:style style:name="T3" style:family="text">
      <style:text-properties style:text-position="super 58%"/>
    </style:style>
    <style:style style:name="T4" style:family="text">
      <style:text-properties officeooo:rsid="0023812c"/>
    </style:style>
    <style:style style:name="T5" style:family="text">
      <style:text-properties fo:color="#ed1c24" fo:font-size="6pt" fo:font-weight="normal" officeooo:rsid="0023812c" style:font-size-asian="5.25pt" style:font-weight-asian="normal" style:font-size-complex="6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ODULE A : Lecture { Monday 8<text:span text:style-name="T3">th</text:span> April 2019}</text:p>
      <text:h text:style-name="P2" text:outline-level="1">Today’s long tail, Tomorrow’s Dominant Field (5G)</text:h>
      <text:list xml:id="list3432883141" text:style-name="L2">
        <text:list-item>
          <text:p text:style-name="P1">Throughput of 10Gbps</text:p>
        </text:list-item>
        <text:list-item>
          <text:p text:style-name="P1">Latency 1ms to support various applications such as autonomous driving</text:p>
        </text:list-item>
        <text:list-item>
          <text:p text:style-name="P1">1million connections/km^2</text:p>
        </text:list-item>
        <text:list-item>
          <text:p text:style-name="P1">More communication between devices</text:p>
        </text:list-item>
        <text:list-item>
          <text:p text:style-name="P1">AV/VR</text:p>
        </text:list-item>
        <text:list-item>
          <text:p text:style-name="P1">Mobility – up-to 500km/h high speed rail way</text:p>
        </text:list-item>
        <text:list-item>
          <text:p text:style-name="P1">slicing – New technology that will be deployed in 5G </text:p>
        </text:list-item>
      </text:list>
      <text:p text:style-name="P16"><text:span text:style-name="T2">B</text:span><text:span text:style-name="T1">enefits</text:span></text:p>
      <text:list xml:id="list120146654" text:style-name="L3">
        <text:list-item>
          <text:p text:style-name="P3">Enhance mobile internet</text:p>
        </text:list-item>
        <text:list-item>
          <text:p text:style-name="P3">Concept of smart cities we will have sensors everywhere , this will inform the collection of refuse and automation of thing like electricity bills per month</text:p>
        </text:list-item>
      </text:list>
      <text:p text:style-name="P17"><text:span text:style-name="T2">Key concerns for reaching 5G</text:span></text:p>
      <text:list xml:id="list4074261471" text:style-name="L4">
        <text:list-item>
          <text:p text:style-name="P10">Spectrum – It has ability to aggregate all available bands</text:p>
        </text:list-item>
        <text:list-item>
          <text:p text:style-name="P12">New Network Architecture – One physical network multiple industries.</text:p>
          <text:p text:style-name="P12">- More benefits accrued I.e cost effectiveness , flexibility and <text:s/>proper use of resources </text:p>
        </text:list-item>
        <text:list-item>
          <text:p text:style-name="P13">New Air Interface (Different from existing technologies) <text:s/>– Flexibility &amp; spectrum efficiency, one of that technology example is Noma where many clients can be put together.</text:p>
        </text:list-item>
      </text:list>
      <text:p text:style-name="P18"><text:span text:style-name="T2">Categories of 5G services (Can be tested in exams)</text:span></text:p>
      <text:list xml:id="list124105869130213" text:continue-list="list120146654" text:style-name="L3">
        <text:list-item>
          <text:p text:style-name="P11"><text:span text:style-name="T4">Enhanced mobile broadband services (EMBB)</text:span></text:p>
        </text:list-item>
        <text:list-item>
          <text:p text:style-name="P15">Massive Machine Type Communication(MMTC)</text:p>
        </text:list-item>
        <text:list-item>
          <text:p text:style-name="P4">Ultra-reliable and low latency communications (ULLC) – This will find more application in medicine, autonomous driving and other services that require higher reliability</text:p>
        </text:list-item>
      </text:list>
      <text:p text:style-name="P7">Challenges for 3G/4G wireless Networks</text:p>
      <text:list xml:id="list2868868734" text:style-name="L8">
        <text:list-item>
          <text:p text:style-name="P5">Infinite types of services </text:p>
        </text:list-item>
        <text:list-item>
          <text:p text:style-name="P5">Operation of network should be optimized for different vertical services</text:p>
        </text:list-item>
        <text:list-item>
          <text:p text:style-name="P5">Openness for future networks</text:p>
        </text:list-item>
        <text:list-item>
          <text:p text:style-name="P5">Integration of eMBB/mMTC/uMTC</text:p>
        </text:list-item>
      </text:list>
      <text:p text:style-name="P8">Problems with slicing</text:p>
      <text:list xml:id="list2744494489" text:style-name="L9">
        <text:list-item>
          <text:p text:style-name="P6">Their should be isolation – i.e if there is poor service in one slice, it shouldn’t affect other slices</text:p>
        </text:list-item>
        <text:list-item>
          <text:p text:style-name="P6">Balance between flexibility and resource allocation.</text:p>
        </text:list-item>
      </text:list>
      <text:p text:style-name="P9">NOTE: Big conference in June dealing with 5G</text:p>
      <text:p text:style-name="P9"/>
      <text:list xml:id="list124106248629332" text:continue-numbering="true" text:style-name="L9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1:07:27.105127651</meta:creation-date>
    <dc:date>2019-04-08T12:34:02.018494971</dc:date>
    <meta:editing-duration>PT23M2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1" meta:word-count="267" meta:character-count="1684" meta:non-whitespace-character-count="1458"/>
  </office:meta>
</office:document-meta>
</file>